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9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9" table:default-cell-style-name="Default"/>
        <table:table-row table:style-name="ro1">
          <table:table-cell/>
          <table:table-cell office:value-type="string">
            <text:p>SVM &amp; Schulze on PYDOCK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THIS IS FTDOCK ROTATIONS ORDERED WITH PYDOCK TOP500</text:p>
          </table:table-cell>
          <table:table-cell table:number-columns-repeated="28"/>
        </table:table-row>
        <table:table-row table:style-name="ro2">
          <table:table-cell office:value-type="string">
            <text:p>Success rate in :</text:p>
          </table:table-cell>
          <table:table-cell office:value-type="string">
            <text:p>top1</text:p>
          </table:table-cell>
          <table:table-cell office:value-type="string">
            <text:p>top10</text:p>
          </table:table-cell>
          <table:table-cell office:value-type="string">
            <text:p>top100</text:p>
          </table:table-cell>
          <table:table-cell office:value-type="string">
            <text:p>top500</text:p>
          </table:table-cell>
          <table:table-cell table:number-columns-repeated="15"/>
          <table:table-cell office:value-type="string">
            <text:p>top100</text:p>
          </table:table-cell>
          <table:table-cell table:number-columns-repeated="8"/>
          <table:table-cell office:value-type="string">
            <text:p>top500</text:p>
          </table:table-cell>
        </table:table-row>
        <table:table-row table:style-name="ro2">
          <table:table-cell office:value-type="string">
            <text:p>BM4 w/solution</text:p>
          </table:table-cell>
          <table:table-cell office:value-type="float" office:value="0.274509803922">
            <text:p>0.2745098039</text:p>
          </table:table-cell>
          <table:table-cell office:value-type="float" office:value="0.539215686275">
            <text:p>0.5392156863</text:p>
          </table:table-cell>
          <table:table-cell office:value-type="float" office:value="0.843137254902">
            <text:p>0.8431372549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string">
            <text:p>,</text:p>
          </table:table-cell>
          <table:table-cell office:value-type="float" office:value="50">
            <text:p>50</text:p>
          </table:table-cell>
          <table:table-cell office:value-type="string">
            <text:p>repetitions</text:p>
          </table:table-cell>
          <table:table-cell table:number-columns-repeated="12"/>
        </table:table-row>
        <table:table-row table:style-name="ro1">
          <table:table-cell office:value-type="string">
            <text:p>BM4 in general w/schulze</text:p>
          </table:table-cell>
          <table:table-cell office:value-type="float" office:value="0.159090909091">
            <text:p>0.1590909091</text:p>
          </table:table-cell>
          <table:table-cell office:value-type="float" office:value="0.3125">
            <text:p>0.3125</text:p>
          </table:table-cell>
          <table:table-cell office:value-type="float" office:value="0.488636363636">
            <text:p>0.4886363636</text:p>
          </table:table-cell>
          <table:table-cell office:value-type="float" office:value="0.579545454545">
            <text:p>0.5795454545</text:p>
          </table:table-cell>
          <table:table-cell table:number-columns-repeated="25"/>
        </table:table-row>
        <table:table-row table:style-name="ro1">
          <table:table-cell office:value-type="string">
            <text:p>BM4 w/o schulze</text:p>
          </table:table-cell>
          <table:table-cell office:value-type="float" office:value="0.0568181818182">
            <text:p>0.0568181818</text:p>
          </table:table-cell>
          <table:table-cell office:value-type="float" office:value="0.181818181818">
            <text:p>0.1818181818</text:p>
          </table:table-cell>
          <table:table-cell office:value-type="float" office:value="0.403409090909">
            <text:p>0.4034090909</text:p>
          </table:table-cell>
          <table:table-cell table:number-columns-repeated="26"/>
        </table:table-row>
        <table:table-row table:style-name="ro2">
          <table:table-cell office:value-type="string">
            <text:p>BM5 w/solution</text:p>
          </table:table-cell>
          <table:table-cell office:value-type="float" office:value="0.333333333333">
            <text:p>0.3333333333</text:p>
          </table:table-cell>
          <table:table-cell office:value-type="float" office:value="0.666666666667">
            <text:p>0.6666666667</text:p>
          </table:table-cell>
          <table:table-cell office:value-type="float" office:value="0.939393939394">
            <text:p>0.9393939394</text:p>
          </table:table-cell>
          <table:table-cell office:value-type="float" office:value="1">
            <text:p>1</text:p>
          </table:table-cell>
          <table:table-cell table:number-columns-repeated="25"/>
        </table:table-row>
        <table:table-row table:style-name="ro1">
          <table:table-cell office:value-type="string">
            <text:p>BM5 in general w/schulze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563636363636">
            <text:p>0.5636363636</text:p>
          </table:table-cell>
          <table:table-cell office:value-type="float" office:value="0.6">
            <text:p>0.6</text:p>
          </table:table-cell>
          <table:table-cell table:number-columns-repeated="25"/>
        </table:table-row>
        <table:table-row table:style-name="ro1">
          <table:table-cell office:value-type="string">
            <text:p>BM5 w/o schulze </text:p>
          </table:table-cell>
          <table:table-cell office:value-type="float" office:value="0.0727272727273">
            <text:p>0.0727272727</text:p>
          </table:table-cell>
          <table:table-cell office:value-type="float" office:value="0.2">
            <text:p>0.2</text:p>
          </table:table-cell>
          <table:table-cell office:value-type="float" office:value="0.418181818182">
            <text:p>0.4181818182</text:p>
          </table:table-cell>
          <table:table-cell table:number-columns-repeated="26"/>
        </table:table-row>
        <table:table-row table:style-name="ro2" table:number-rows-repeated="2">
          <table:table-cell table:number-columns-repeated="30"/>
        </table:table-row>
        <table:table-row table:style-name="ro2">
          <table:table-cell table:number-columns-repeated="15"/>
          <table:table-cell office:value-type="string">
            <text:p>#</text:p>
          </table:table-cell>
          <table:table-cell office:value-type="string">
            <text:p>SR_over_109</text:p>
          </table:table-cell>
          <table:table-cell table:number-columns-repeated="13"/>
        </table:table-row>
        <table:table-row table:style-name="ro2" table:number-rows-repeated="2">
          <table:table-cell table:number-columns-repeated="30"/>
        </table:table-row>
        <table:table-row table:style-name="ro1">
          <table:table-cell/>
          <table:table-cell office:value-type="string">
            <text:p>SVM &amp; Schulze on SDOCK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top1</text:p>
          </table:table-cell>
          <table:table-cell office:value-type="string">
            <text:p>top10</text:p>
          </table:table-cell>
          <table:table-cell office:value-type="string">
            <text:p>top100</text:p>
          </table:table-cell>
          <table:table-cell office:value-type="string">
            <text:p>top500</text:p>
          </table:table-cell>
          <table:table-cell table:number-columns-repeated="25"/>
        </table:table-row>
        <table:table-row table:style-name="ro2">
          <table:table-cell office:value-type="string">
            <text:p>BM4 w/solution</text:p>
          </table:table-cell>
          <table:table-cell office:value-type="float" office:value="0.266055045872">
            <text:p>0.2660550459</text:p>
          </table:table-cell>
          <table:table-cell office:value-type="float" office:value="0.532110091743">
            <text:p>0.5321100917</text:p>
          </table:table-cell>
          <table:table-cell office:value-type="float" office:value="0.844036697248">
            <text:p>0.8440366972</text:p>
          </table:table-cell>
          <table:table-cell office:value-type="float" office:value="1">
            <text:p>1</text:p>
          </table:table-cell>
          <table:table-cell table:number-columns-repeated="25"/>
        </table:table-row>
        <table:table-row table:style-name="ro1">
          <table:table-cell office:value-type="string">
            <text:p>BM4 in general w/schulze</text:p>
          </table:table-cell>
          <table:table-cell office:value-type="float" office:value="0.164772727273">
            <text:p>0.1647727273</text:p>
          </table:table-cell>
          <table:table-cell office:value-type="float" office:value="0.329545454545">
            <text:p>0.3295454545</text:p>
          </table:table-cell>
          <table:table-cell office:value-type="float" office:value="0.522727272727">
            <text:p>0.5227272727</text:p>
          </table:table-cell>
          <table:table-cell office:value-type="float" office:value="0.619318181818">
            <text:p>0.6193181818</text:p>
          </table:table-cell>
          <table:table-cell table:number-columns-repeated="25"/>
        </table:table-row>
        <table:table-row table:style-name="ro1">
          <table:table-cell office:value-type="string">
            <text:p>BM4 w/o schulze</text:p>
          </table:table-cell>
          <table:table-cell office:value-type="float" office:value="0.125">
            <text:p>0.125</text:p>
          </table:table-cell>
          <table:table-cell office:value-type="float" office:value="0.261363636364">
            <text:p>0.2613636364</text:p>
          </table:table-cell>
          <table:table-cell office:value-type="float" office:value="0.494318181818">
            <text:p>0.4943181818</text:p>
          </table:table-cell>
          <table:table-cell table:number-columns-repeated="26"/>
        </table:table-row>
        <table:table-row table:style-name="ro2">
          <table:table-cell office:value-type="string">
            <text:p>BM5 w/solution</text:p>
          </table:table-cell>
          <table:table-cell office:value-type="float" office:value="0.34375">
            <text:p>0.34375</text:p>
          </table:table-cell>
          <table:table-cell office:value-type="float" office:value="0.5625">
            <text:p>0.5625</text:p>
          </table:table-cell>
          <table:table-cell office:value-type="float" office:value="0.78125">
            <text:p>0.78125</text:p>
          </table:table-cell>
          <table:table-cell office:value-type="float" office:value="1">
            <text:p>1</text:p>
          </table:table-cell>
          <table:table-cell table:number-columns-repeated="25"/>
        </table:table-row>
        <table:table-row table:style-name="ro1">
          <table:table-cell office:value-type="string">
            <text:p>BM5 in general w/schulze</text:p>
          </table:table-cell>
          <table:table-cell office:value-type="float" office:value="0.2">
            <text:p>0.2</text:p>
          </table:table-cell>
          <table:table-cell office:value-type="float" office:value="0.327272727273">
            <text:p>0.3272727273</text:p>
          </table:table-cell>
          <table:table-cell office:value-type="float" office:value="0.454545454545">
            <text:p>0.4545454545</text:p>
          </table:table-cell>
          <table:table-cell office:value-type="float" office:value="0.581818181818">
            <text:p>0.5818181818</text:p>
          </table:table-cell>
          <table:table-cell table:number-columns-repeated="25"/>
        </table:table-row>
        <table:table-row table:style-name="ro1">
          <table:table-cell office:value-type="string">
            <text:p>BM5 w/o schulze </text:p>
          </table:table-cell>
          <table:table-cell office:value-type="float" office:value="0.127272727273">
            <text:p>0.1272727273</text:p>
          </table:table-cell>
          <table:table-cell office:value-type="float" office:value="0.236363636364">
            <text:p>0.2363636364</text:p>
          </table:table-cell>
          <table:table-cell office:value-type="float" office:value="0.472727272727">
            <text:p>0.4727272727</text:p>
          </table:table-cell>
          <table:table-cell table:number-columns-repeated="26"/>
        </table:table-row>
        <table:table-row table:style-name="ro2" table:number-rows-repeated="4">
          <table:table-cell table:number-columns-repeated="30"/>
        </table:table-row>
        <table:table-row table:style-name="ro1">
          <table:table-cell/>
          <table:table-cell office:value-type="string">
            <text:p>SVM &amp; Schulze on ZDOCK</text:p>
          </table:table-cell>
          <table:table-cell table:number-columns-repeated="28"/>
        </table:table-row>
        <table:table-row table:style-name="ro2">
          <table:table-cell table:number-columns-repeated="30"/>
        </table:table-row>
        <table:table-row table:style-name="ro2">
          <table:table-cell/>
          <table:table-cell office:value-type="string">
            <text:p>top1</text:p>
          </table:table-cell>
          <table:table-cell office:value-type="string">
            <text:p>top10</text:p>
          </table:table-cell>
          <table:table-cell office:value-type="string">
            <text:p>top100</text:p>
          </table:table-cell>
          <table:table-cell office:value-type="string">
            <text:p>top500</text:p>
          </table:table-cell>
          <table:table-cell table:number-columns-repeated="25"/>
        </table:table-row>
        <table:table-row table:style-name="ro2">
          <table:table-cell office:value-type="string">
            <text:p>BM4 w/solution</text:p>
          </table:table-cell>
          <table:table-cell office:value-type="float" office:value="0.342105263158">
            <text:p>0.3421052632</text:p>
          </table:table-cell>
          <table:table-cell office:value-type="float" office:value="0.535087719298">
            <text:p>0.5350877193</text:p>
          </table:table-cell>
          <table:table-cell office:value-type="float" office:value="0.833333333333">
            <text:p>0.8333333333</text:p>
          </table:table-cell>
          <table:table-cell office:value-type="float" office:value="1">
            <text:p>1</text:p>
          </table:table-cell>
          <table:table-cell table:number-columns-repeated="25"/>
        </table:table-row>
        <table:table-row table:style-name="ro1">
          <table:table-cell office:value-type="string">
            <text:p>BM4 in general w/schulze</text:p>
          </table:table-cell>
          <table:table-cell office:value-type="float" office:value="0.221590909091">
            <text:p>0.2215909091</text:p>
          </table:table-cell>
          <table:table-cell office:value-type="float" office:value="0.346590909091">
            <text:p>0.3465909091</text:p>
          </table:table-cell>
          <table:table-cell office:value-type="float" office:value="0.539772727273">
            <text:p>0.5397727273</text:p>
          </table:table-cell>
          <table:table-cell office:value-type="float" office:value="0.647727272727">
            <text:p>0.6477272727</text:p>
          </table:table-cell>
          <table:table-cell table:number-columns-repeated="25"/>
        </table:table-row>
        <table:table-row table:style-name="ro1">
          <table:table-cell office:value-type="string">
            <text:p>BM4 w/o schulze</text:p>
          </table:table-cell>
          <table:table-cell office:value-type="float" office:value="0.125">
            <text:p>0.125</text:p>
          </table:table-cell>
          <table:table-cell office:value-type="float" office:value="0.261363636364">
            <text:p>0.2613636364</text:p>
          </table:table-cell>
          <table:table-cell office:value-type="float" office:value="0.471590909091">
            <text:p>0.4715909091</text:p>
          </table:table-cell>
          <table:table-cell table:number-columns-repeated="26"/>
        </table:table-row>
        <table:table-row table:style-name="ro2">
          <table:table-cell office:value-type="string">
            <text:p>BM5 w/solution</text:p>
          </table:table-cell>
          <table:table-cell office:value-type="float" office:value="0.52">
            <text:p>0.52</text:p>
          </table:table-cell>
          <table:table-cell office:value-type="float" office:value="0.68">
            <text:p>0.68</text:p>
          </table:table-cell>
          <table:table-cell office:value-type="float" office:value="0.92">
            <text:p>0.92</text:p>
          </table:table-cell>
          <table:table-cell office:value-type="float" office:value="1">
            <text:p>1</text:p>
          </table:table-cell>
          <table:table-cell table:number-columns-repeated="25"/>
        </table:table-row>
        <table:table-row table:style-name="ro1">
          <table:table-cell office:value-type="string">
            <text:p>BM5 in general w/schulze</text:p>
          </table:table-cell>
          <table:table-cell office:value-type="float" office:value="0.236363636364">
            <text:p>0.2363636364</text:p>
          </table:table-cell>
          <table:table-cell office:value-type="float" office:value="0.309090909091">
            <text:p>0.3090909091</text:p>
          </table:table-cell>
          <table:table-cell office:value-type="float" office:value="0.418181818182">
            <text:p>0.4181818182</text:p>
          </table:table-cell>
          <table:table-cell office:value-type="float" office:value="0.454545454545">
            <text:p>0.4545454545</text:p>
          </table:table-cell>
          <table:table-cell table:number-columns-repeated="25"/>
        </table:table-row>
        <table:table-row table:style-name="ro1">
          <table:table-cell office:value-type="string">
            <text:p>BM5 w/o schulze </text:p>
          </table:table-cell>
          <table:table-cell office:value-type="float" office:value="0.0545454545455">
            <text:p>0.0545454545</text:p>
          </table:table-cell>
          <table:table-cell office:value-type="float" office:value="0.2">
            <text:p>0.2</text:p>
          </table:table-cell>
          <table:table-cell office:value-type="float" office:value="0.363636363636">
            <text:p>0.3636363636</text:p>
          </table:table-cell>
          <table:table-cell table:number-columns-repeated="26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0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tein Group</meta:initial-creator>
    <meta:creation-date>2015-04-24T11:13:53</meta:creation-date>
    <dc:date>2015-04-24T11:41:46</dc:date>
    <dc:creator>Protein Group</dc:creator>
    <meta:editing-duration>PT12M43S</meta:editing-duration>
    <meta:editing-cycles>2</meta:editing-cycles>
    <meta:generator>LibreOffice/3.5$Linux_x86 LibreOffice_project/350m1$Build-2</meta:generator>
    <meta:document-statistic meta:table-count="3" meta:cell-count="108" meta:object-count="0"/>
  </office:meta>
</office:document-meta>
</file>